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shapes>
          <draw:frame draw:z-index="0" draw:style-name="gr1" draw:text-style-name="P1" svg:width="453.23pt" svg:height="255.23pt" svg:x="140.43pt" svg:y="94.88pt">
            <draw:object draw:notify-on-update-of-ranges="output.A1:output.A101 output.B1:output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627905" calcext:value-type="float">
            <text:p>0.062790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125333" calcext:value-type="float">
            <text:p>0.125333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187381" calcext:value-type="float">
            <text:p>0.18738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24869" calcext:value-type="float">
            <text:p>0.2486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309017" calcext:value-type="float">
            <text:p>0.30901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368125" calcext:value-type="float">
            <text:p>0.36812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425779" calcext:value-type="float">
            <text:p>0.42577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481754" calcext:value-type="float">
            <text:p>0.48175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535827" calcext:value-type="float">
            <text:p>0.53582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87785" calcext:value-type="float">
            <text:p>0.58778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637424" calcext:value-type="float">
            <text:p>0.63742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684547" calcext:value-type="float">
            <text:p>0.68454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728969" calcext:value-type="float">
            <text:p>0.728969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770513" calcext:value-type="float">
            <text:p>0.77051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809017" calcext:value-type="float">
            <text:p>0.809017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844328" calcext:value-type="float">
            <text:p>0.844328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876307" calcext:value-type="float">
            <text:p>0.87630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904827" calcext:value-type="float">
            <text:p>0.904827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929776" calcext:value-type="float">
            <text:p>0.92977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51057" calcext:value-type="float">
            <text:p>0.95105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968583" calcext:value-type="float">
            <text:p>0.96858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982287" calcext:value-type="float">
            <text:p>0.98228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992115" calcext:value-type="float">
            <text:p>0.99211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998027" calcext:value-type="float">
            <text:p>0.99802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998027" calcext:value-type="float">
            <text:p>0.998027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992115" calcext:value-type="float">
            <text:p>0.992115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982287" calcext:value-type="float">
            <text:p>0.98228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968583" calcext:value-type="float">
            <text:p>0.96858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51057" calcext:value-type="float">
            <text:p>0.95105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929776" calcext:value-type="float">
            <text:p>0.92977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904827" calcext:value-type="float">
            <text:p>0.90482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876307" calcext:value-type="float">
            <text:p>0.876307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844328" calcext:value-type="float">
            <text:p>0.84432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09017" calcext:value-type="float">
            <text:p>0.80901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770513" calcext:value-type="float">
            <text:p>0.77051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728969" calcext:value-type="float">
            <text:p>0.72896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684547" calcext:value-type="float">
            <text:p>0.68454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637424" calcext:value-type="float">
            <text:p>0.63742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87785" calcext:value-type="float">
            <text:p>0.58778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535827" calcext:value-type="float">
            <text:p>0.535827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481754" calcext:value-type="float">
            <text:p>0.48175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425779" calcext:value-type="float">
            <text:p>0.425779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368125" calcext:value-type="float">
            <text:p>0.36812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309017" calcext:value-type="float">
            <text:p>0.30901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24869" calcext:value-type="float">
            <text:p>0.2486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187381" calcext:value-type="float">
            <text:p>0.18738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125333" calcext:value-type="float">
            <text:p>0.125333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627905" calcext:value-type="float">
            <text:p>0.06279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2465E-016" calcext:value-type="float">
            <text:p>1.22465E-1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627905" calcext:value-type="float">
            <text:p>-0.062790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0.125333" calcext:value-type="float">
            <text:p>-0.12533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-0.187381" calcext:value-type="float">
            <text:p>-0.18738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24869" calcext:value-type="float">
            <text:p>-0.2486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309017" calcext:value-type="float">
            <text:p>-0.30901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368125" calcext:value-type="float">
            <text:p>-0.368125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425779" calcext:value-type="float">
            <text:p>-0.425779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-0.481754" calcext:value-type="float">
            <text:p>-0.48175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-0.535827" calcext:value-type="float">
            <text:p>-0.53582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587785" calcext:value-type="float">
            <text:p>-0.58778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637424" calcext:value-type="float">
            <text:p>-0.63742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.684547" calcext:value-type="float">
            <text:p>-0.684547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728969" calcext:value-type="float">
            <text:p>-0.72896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-0.770513" calcext:value-type="float">
            <text:p>-0.770513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809017" calcext:value-type="float">
            <text:p>-0.809017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844328" calcext:value-type="float">
            <text:p>-0.844328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-0.876307" calcext:value-type="float">
            <text:p>-0.876307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-0.904827" calcext:value-type="float">
            <text:p>-0.90482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929776" calcext:value-type="float">
            <text:p>-0.92977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951057" calcext:value-type="float">
            <text:p>-0.95105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968583" calcext:value-type="float">
            <text:p>-0.96858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982287" calcext:value-type="float">
            <text:p>-0.98228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-0.992115" calcext:value-type="float">
            <text:p>-0.99211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-0.998027" calcext:value-type="float">
            <text:p>-0.998027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998027" calcext:value-type="float">
            <text:p>-0.99802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-0.992115" calcext:value-type="float">
            <text:p>-0.99211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982287" calcext:value-type="float">
            <text:p>-0.982287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-0.968583" calcext:value-type="float">
            <text:p>-0.96858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951057" calcext:value-type="float">
            <text:p>-0.951057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0.929776" calcext:value-type="float">
            <text:p>-0.92977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-0.904827" calcext:value-type="float">
            <text:p>-0.90482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-0.876307" calcext:value-type="float">
            <text:p>-0.87630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844328" calcext:value-type="float">
            <text:p>-0.84432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809017" calcext:value-type="float">
            <text:p>-0.80901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770513" calcext:value-type="float">
            <text:p>-0.770513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728969" calcext:value-type="float">
            <text:p>-0.72896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-0.684547" calcext:value-type="float">
            <text:p>-0.684547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-0.637424" calcext:value-type="float">
            <text:p>-0.63742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587785" calcext:value-type="float">
            <text:p>-0.587785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0.535827" calcext:value-type="float">
            <text:p>-0.53582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0.481754" calcext:value-type="float">
            <text:p>-0.48175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425779" calcext:value-type="float">
            <text:p>-0.42577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-0.368125" calcext:value-type="float">
            <text:p>-0.36812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309017" calcext:value-type="float">
            <text:p>-0.30901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24869" calcext:value-type="float">
            <text:p>-0.2486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-0.187381" calcext:value-type="float">
            <text:p>-0.18738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-0.125333" calcext:value-type="float">
            <text:p>-0.12533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0.0627905" calcext:value-type="float">
            <text:p>-0.0627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44929E-016" calcext:value-type="float">
            <text:p>-2.44929E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7T00:19:30.521676117</dc:date>
    <meta:editing-duration>PT2M26S</meta:editing-duration>
    <meta:editing-cycles>1</meta:editing-cycles>
    <meta:document-statistic meta:table-count="1" meta:cell-count="20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scatter" chart:style-name="ch1">
        <chart:legend chart:legend-position="end" svg:x="13.138cm" svg:y="4.203cm" style:legend-expansion="high" chart:style-name="ch2"/>
        <chart:plot-area chart:style-name="ch3" table:cell-range-address="output.A1:output.B101" svg:x="0.319cm" svg:y="0.18cm" svg:width="12.5cm" svg:height="8.645cm">
          <chartooo:coordinate-region svg:x="1.152cm" svg:y="0.379cm" svg:width="11.42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put.B1:output.B101" chart:class="chart:scatter">
            <chart:domain table:cell-range-address="output.A1:output.A101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put.A1:output.A101</svg:desc>
                </draw:g>
              </table:table-cell>
              <table:table-cell office:value-type="float" office:value="0">
                <text:p>0</text:p>
                <draw:g>
                  <svg:desc>output.B1:output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627905">
                <text:p>0.0627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25333">
                <text:p>0.125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187381">
                <text:p>0.187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24869">
                <text:p>0.24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309017">
                <text:p>0.309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425779">
                <text:p>0.425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481754">
                <text:p>0.481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535827">
                <text:p>0.5358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587785">
                <text:p>0.587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637424">
                <text:p>0.637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684547">
                <text:p>0.684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728969">
                <text:p>0.728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770513">
                <text:p>0.770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809017">
                <text:p>0.809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844328">
                <text:p>0.844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876307">
                <text:p>0.876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904827">
                <text:p>0.904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929776">
                <text:p>0.929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51057">
                <text:p>0.9510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968583">
                <text:p>0.968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982287">
                <text:p>0.982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992115">
                <text:p>0.9921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998027">
                <text:p>0.998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998027">
                <text:p>0.9980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992115">
                <text:p>0.992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982287">
                <text:p>0.982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968583">
                <text:p>0.9685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951057">
                <text:p>0.9510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929776">
                <text:p>0.9297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904827">
                <text:p>0.9048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876307">
                <text:p>0.876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844328">
                <text:p>0.8443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809017">
                <text:p>0.8090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770513">
                <text:p>0.770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728969">
                <text:p>0.7289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684547">
                <text:p>0.684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637424">
                <text:p>0.6374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587785">
                <text:p>0.5877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535827">
                <text:p>0.5358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481754">
                <text:p>0.4817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425779">
                <text:p>0.425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368125">
                <text:p>0.36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309017">
                <text:p>0.309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24869">
                <text:p>0.24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87381">
                <text:p>0.187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25333">
                <text:p>0.125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627905">
                <text:p>0.062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1.22465E-016">
                <text:p>1.22465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0.0627905">
                <text:p>-0.06279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0.125333">
                <text:p>-0.125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0.187381">
                <text:p>-0.1873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0.24869">
                <text:p>-0.248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0.309017">
                <text:p>-0.309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0.368125">
                <text:p>-0.36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0.425779">
                <text:p>-0.4257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0.481754">
                <text:p>-0.4817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0.535827">
                <text:p>-0.535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0.587785">
                <text:p>-0.5877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0.637424">
                <text:p>-0.637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0.684547">
                <text:p>-0.684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0.728969">
                <text:p>-0.7289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0.770513">
                <text:p>-0.7705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0.809017">
                <text:p>-0.809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0.844328">
                <text:p>-0.8443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0.876307">
                <text:p>-0.8763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0.904827">
                <text:p>-0.904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0.929776">
                <text:p>-0.929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0.951057">
                <text:p>-0.9510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0.968583">
                <text:p>-0.9685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0.982287">
                <text:p>-0.9822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0.992115">
                <text:p>-0.9921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0.998027">
                <text:p>-0.9980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0.998027">
                <text:p>-0.9980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0.992115">
                <text:p>-0.9921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0.982287">
                <text:p>-0.9822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-0.968583">
                <text:p>-0.9685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0.951057">
                <text:p>-0.9510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-0.929776">
                <text:p>-0.9297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0.904827">
                <text:p>-0.9048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0.876307">
                <text:p>-0.8763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0.844328">
                <text:p>-0.844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-0.809017">
                <text:p>-0.809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-0.770513">
                <text:p>-0.7705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0.728969">
                <text:p>-0.7289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0.684547">
                <text:p>-0.684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-0.637424">
                <text:p>-0.6374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-0.587785">
                <text:p>-0.5877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-0.535827">
                <text:p>-0.5358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0.481754">
                <text:p>-0.4817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-0.425779">
                <text:p>-0.4257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-0.368125">
                <text:p>-0.36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-0.309017">
                <text:p>-0.309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-0.24869">
                <text:p>-0.24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-0.187381">
                <text:p>-0.1873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-0.125333">
                <text:p>-0.125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-0.0627905">
                <text:p>-0.0627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2.44929E-016">
                <text:p>-2.44929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